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1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dataStructures/tree/tree.cpp</text:p>
          </table:table-cell>
          <table:table-cell office:value-type="float" office:value="335" calcext:value-type="float">
            <text:p>335</text:p>
          </table:table-cell>
          <table:table-cell office:value-type="float" office:value="406" calcext:value-type="float">
            <text:p>406</text:p>
          </table:table-cell>
          <table:table-cell office:value-type="float" office:value="5131" calcext:value-type="float">
            <text:p>51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8" calcext:value-type="float">
            <text:p>108</text:p>
          </table:table-cell>
          <table:table-cell office:value-type="float" office:value="246" calcext:value-type="float">
            <text:p>246</text:p>
          </table:table-cell>
          <table:table-cell office:value-type="float" office:value="3150" calcext:value-type="float">
            <text:p>31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636" calcext:value-type="float">
            <text:p>16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dataStructures/tree/main.cpp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479" calcext:value-type="float">
            <text:p>14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397" calcext:value-type="float">
            <text:p>13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Sorter/include/PigeonSorter.cpp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305" calcext:value-type="float">
            <text:p>1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185" calcext:value-type="float">
            <text:p>11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177" calcext:value-type="float">
            <text:p>1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144" calcext:value-type="float">
            <text:p>1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110" calcext:value-type="float">
            <text:p>1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/home/home/Desktop/programming/c++/dataStructures/tree/DFS/main.cpp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/home/home/Desktop/programming/c++/dataStructures/tree/BFS/main.cpp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74" calcext:value-type="float">
            <text:p>8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49" calcext:value-type="float">
            <text:p>8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837" calcext:value-type="float">
            <text:p>8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7" calcext:value-type="float">
            <text:p>7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23" calcext:value-type="float">
            <text:p>7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32" calcext:value-type="float">
            <text:p>6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Sorter/src/PigeonSorter.h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4" calcext:value-type="float">
            <text:p>5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4" calcext:value-type="float">
            <text:p>3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tree/Leaf.h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'cppAndHeaderData-2022-11-07'.A1:'cppAndHeaderData-2022-11-07'.E129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8:08:50.770310498</dc:date>
    <meta:editing-duration>PT1H22M42S</meta:editing-duration>
    <meta:editing-cycles>1</meta:editing-cycles>
    <meta:document-statistic meta:table-count="1" meta:cell-count="645" meta:object-count="0"/>
    <meta:generator>LibreOffice/7.3.6.2$Linux_X86_64 LibreOffice_project/30$Build-2</meta:generator>
  </office:meta>
</office:document-meta>
</file>